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2A3DBE1FADF0AD9C.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font-size="11pt" fo:language="ca" fo:country="ES" fo:font-weight="normal" officeooo:rsid="00227169" officeooo:paragraph-rsid="0026f9d2" style:font-size-asian="11pt" style:font-weight-asian="normal" style:font-size-complex="11pt" style:font-weight-complex="normal"/>
    </style:style>
    <style:style style:name="P9"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227169" officeooo:paragraph-rsid="002987c8"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227169" officeooo:paragraph-rsid="002ad33f"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26f9d2" officeooo:paragraph-rsid="0026f9d2"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2840f5" officeooo:paragraph-rsid="002840f5"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normal" officeooo:rsid="002987c8" officeooo:paragraph-rsid="002987c8" style:font-size-asian="11pt" style:font-weight-asian="normal" style:font-size-complex="11pt" style:font-weight-complex="normal"/>
    </style:style>
    <style:style style:name="P16" style:family="paragraph" style:parent-style-name="Text_20_body">
      <style:text-properties style:font-name="Arial1" fo:font-size="11pt" fo:language="ca" fo:country="ES" fo:font-weight="normal" officeooo:rsid="002987c8" officeooo:paragraph-rsid="002ad33f" style:font-size-asian="11pt" style:font-weight-asian="normal" style:font-size-complex="11pt" style:font-weight-complex="normal"/>
    </style:style>
    <style:style style:name="P17" style:family="paragraph" style:parent-style-name="Text_20_body">
      <style:text-properties style:font-name="Arial1" fo:font-size="11pt" fo:language="ca" fo:country="ES" fo:font-weight="normal" officeooo:rsid="002ad33f" officeooo:paragraph-rsid="002ad33f" style:font-size-asian="11pt" style:font-weight-asian="normal" style:font-size-complex="11pt" style:font-weight-complex="normal"/>
    </style:style>
    <style:style style:name="P18" style:family="paragraph" style:parent-style-name="Text_20_body">
      <style:text-properties style:font-name="Arial1" fo:font-size="11pt" fo:language="ca" fo:country="ES" fo:font-weight="normal" officeooo:rsid="002ad33f" officeooo:paragraph-rsid="002d3b29" style:font-size-asian="11pt" style:font-weight-asian="normal" style:font-size-complex="11pt" style:font-weight-complex="normal"/>
    </style:style>
    <style:style style:name="P19" style:family="paragraph" style:parent-style-name="Text_20_body">
      <style:text-properties style:font-name="Arial1" fo:font-size="11pt" fo:language="ca" fo:country="ES" fo:font-weight="bold" officeooo:rsid="001fe75d" officeooo:paragraph-rsid="002840f5" style:font-size-asian="11pt" style:font-weight-asian="bold" style:font-size-complex="11pt" style:font-weight-complex="bold"/>
    </style:style>
    <style:style style:name="P20" style:family="paragraph" style:parent-style-name="Text_20_body">
      <style:text-properties style:font-name="Arial1" fo:font-size="11pt" fo:language="ca" fo:country="ES" fo:font-weight="bold" officeooo:rsid="001fe75d" officeooo:paragraph-rsid="002987c8" style:font-size-asian="11pt" style:font-weight-asian="bold" style:font-size-complex="11pt" style:font-weight-complex="bold"/>
    </style:style>
    <style:style style:name="P21" style:family="paragraph" style:parent-style-name="Text_20_body">
      <style:text-properties style:font-name="Arial1" fo:font-size="11pt" fo:language="ca" fo:country="ES" fo:font-weight="bold" officeooo:rsid="001fe75d" officeooo:paragraph-rsid="002ad33f" style:font-size-asian="11pt" style:font-weight-asian="bold" style:font-size-complex="11pt" style:font-weight-complex="bold"/>
    </style:style>
    <style:style style:name="P22" style:family="paragraph" style:parent-style-name="Text_20_body">
      <style:text-properties style:font-name="Arial1" fo:font-size="11pt" fo:language="ca" fo:country="ES" fo:font-weight="bold" officeooo:rsid="001fe75d" officeooo:paragraph-rsid="002cbc02" style:font-size-asian="11pt" style:font-weight-asian="bold" style:font-size-complex="11pt" style:font-weight-complex="bold"/>
    </style:style>
    <style:style style:name="P23" style:family="paragraph" style:parent-style-name="Text_20_body">
      <style:text-properties style:font-name="Arial1" fo:font-size="11pt" fo:language="ca" fo:country="ES" fo:font-weight="bold" officeooo:rsid="001fe75d" officeooo:paragraph-rsid="002d3b29" style:font-size-asian="11pt" style:font-weight-asian="bold" style:font-size-complex="11pt" style:font-weight-complex="bold"/>
    </style:style>
    <style:style style:name="P24" style:family="paragraph" style:parent-style-name="Text_20_body">
      <style:text-properties style:font-name="Courier New1" fo:font-size="11pt" fo:language="ca" fo:country="ES" fo:font-weight="normal" officeooo:rsid="0026f9d2" officeooo:paragraph-rsid="0026f9d2" style:font-size-asian="11pt" style:font-weight-asian="normal" style:font-size-complex="11pt" style:font-weight-complex="normal"/>
    </style:style>
    <style:style style:name="P25" style:family="paragraph" style:parent-style-name="Text_20_body">
      <style:text-properties style:font-name="Courier New1" fo:font-size="11pt" fo:language="ca" fo:country="ES" fo:font-weight="normal" officeooo:rsid="002840f5" officeooo:paragraph-rsid="002840f5" style:font-size-asian="11pt" style:font-weight-asian="normal" style:font-size-complex="11pt" style:font-weight-complex="normal"/>
    </style:style>
    <style:style style:name="P26" style:family="paragraph" style:parent-style-name="Text_20_body">
      <style:paragraph-properties fo:margin-left="1.249cm" fo:margin-right="0cm" fo:text-indent="0cm" style:auto-text-indent="false"/>
      <style:text-properties style:font-name="Courier New1" fo:font-size="11pt" fo:language="ca" fo:country="ES" fo:font-weight="normal" officeooo:rsid="002987c8" officeooo:paragraph-rsid="002987c8" style:font-size-asian="11pt" style:font-weight-asian="normal" style:font-size-complex="11pt" style:font-weight-complex="normal"/>
    </style:style>
    <style:style style:name="P27" style:family="paragraph" style:parent-style-name="Text_20_body">
      <style:paragraph-properties fo:margin-left="1.249cm" fo:margin-right="0cm" fo:text-indent="0cm" style:auto-text-indent="false"/>
      <style:text-properties style:font-name="Courier New1" fo:font-size="11pt" fo:language="ca" fo:country="ES" fo:font-weight="normal" officeooo:rsid="002ad33f" officeooo:paragraph-rsid="002ad33f" style:font-size-asian="11pt" style:font-weight-asian="normal" style:font-size-complex="11pt" style:font-weight-complex="normal"/>
    </style:style>
    <style:style style:name="P28" style:family="paragraph" style:parent-style-name="Text_20_body">
      <style:paragraph-properties fo:break-before="page"/>
      <style:text-properties style:font-name="Arial1" fo:font-size="11pt" fo:language="ca" fo:country="ES" fo:font-weight="bold" officeooo:rsid="001fe75d" officeooo:paragraph-rsid="002840f5" style:font-size-asian="11pt" style:font-weight-asian="bold" style:font-size-complex="11pt" style:font-weight-complex="bold"/>
    </style:style>
    <style:style style:name="P29" style:family="paragraph" style:parent-style-name="Standard">
      <style:text-properties style:font-name="Arial1" fo:font-size="11pt" fo:language="ca" fo:country="ES" fo:font-weight="normal" officeooo:rsid="000c7981" officeooo:paragraph-rsid="00307fd5" style:font-size-asian="11pt" style:font-weight-asian="normal" style:font-size-complex="11pt" style:font-weight-complex="normal"/>
    </style:style>
    <style:style style:name="P30" style:family="paragraph" style:parent-style-name="Standard" style:master-page-name="Standard">
      <style:paragraph-properties style:page-number="auto"/>
      <style:text-properties style:font-name="Arial" fo:font-size="14pt" fo:language="ca" fo:country="ES" officeooo:paragraph-rsid="002987c8" style:font-size-asian="14pt" style:font-name-complex="Arial" style:font-size-complex="14pt"/>
    </style:style>
    <style:style style:name="P31" style:family="paragraph" style:parent-style-name="Text_20_body" style:list-style-name="L1">
      <style:text-properties style:font-name="Arial1" fo:font-size="11pt" fo:language="ca" fo:country="ES" fo:font-weight="normal" officeooo:rsid="0026f9d2" officeooo:paragraph-rsid="0026f9d2" style:font-size-asian="11pt" style:font-weight-asian="normal" style:font-size-complex="11pt" style:font-weight-complex="normal"/>
    </style:style>
    <style:style style:name="P32" style:family="paragraph" style:parent-style-name="Text_20_body">
      <style:text-properties style:font-name="Arial1" fo:font-size="11pt" fo:language="ca" fo:country="ES" fo:font-weight="normal" officeooo:rsid="00227169" officeooo:paragraph-rsid="0026f9d2" style:font-size-asian="11pt" style:font-weight-asian="normal" style:font-size-complex="11pt" style:font-weight-complex="normal"/>
    </style:style>
    <style:style style:name="P33" style:family="paragraph" style:parent-style-name="Text_20_body">
      <style:text-properties style:font-name="Arial1" fo:font-size="11pt" fo:language="ca" fo:country="ES" fo:font-weight="normal" officeooo:rsid="00227169" officeooo:paragraph-rsid="002987c8" style:font-size-asian="11pt" style:font-weight-asian="normal" style:font-size-complex="11pt" style:font-weight-complex="normal"/>
    </style:style>
    <style:style style:name="P34" style:family="paragraph" style:parent-style-name="Text_20_body">
      <style:text-properties style:font-name="Arial1" fo:font-size="11pt" fo:language="ca" fo:country="ES" fo:font-weight="normal" officeooo:rsid="002987c8" officeooo:paragraph-rsid="002ad33f" style:font-size-asian="11pt" style:font-weight-asian="normal" style:font-size-complex="11pt" style:font-weight-complex="normal"/>
    </style:style>
    <style:style style:name="P35" style:family="paragraph" style:parent-style-name="Text_20_body">
      <style:text-properties style:font-name="Arial1" fo:font-size="11pt" fo:language="ca" fo:country="ES" fo:font-weight="normal" officeooo:rsid="002987c8" officeooo:paragraph-rsid="00307fd5" style:font-size-asian="11pt" style:font-weight-asian="normal" style:font-size-complex="11pt" style:font-weight-complex="normal"/>
    </style:style>
    <style:style style:name="P36" style:family="paragraph" style:parent-style-name="Text_20_body">
      <style:text-properties style:font-name="Arial1" fo:font-size="11pt" fo:language="ca" fo:country="ES" fo:font-weight="normal" officeooo:rsid="002ad33f" officeooo:paragraph-rsid="00307fd5" style:font-size-asian="11pt" style:font-weight-asian="normal" style:font-size-complex="11pt" style:font-weight-complex="normal"/>
    </style:style>
    <style:style style:name="P37" style:family="paragraph" style:parent-style-name="Text_20_body">
      <style:text-properties style:font-name="Arial1" fo:font-size="11pt" fo:language="ca" fo:country="ES" fo:font-weight="normal" officeooo:rsid="002840f5" officeooo:paragraph-rsid="002840f5" style:font-size-asian="11pt" style:font-weight-asian="normal" style:font-size-complex="11pt" style:font-weight-complex="normal"/>
    </style:style>
    <style:style style:name="P38" style:family="paragraph" style:parent-style-name="Text_20_body">
      <style:text-properties style:font-name="Arial1" fo:font-size="11pt" fo:language="ca" fo:country="ES" fo:font-weight="bold" officeooo:rsid="001fe75d" officeooo:paragraph-rsid="002840f5" style:font-size-asian="11pt" style:font-weight-asian="bold" style:font-size-complex="11pt" style:font-weight-complex="bold"/>
    </style:style>
    <style:style style:name="P39" style:family="paragraph" style:parent-style-name="Text_20_body">
      <style:text-properties style:font-name="Arial1" fo:font-size="11pt" fo:language="ca" fo:country="ES" fo:font-weight="bold" officeooo:rsid="001fe75d" officeooo:paragraph-rsid="00307fd5" style:font-size-asian="11pt" style:font-weight-asian="bold" style:font-size-complex="11pt" style:font-weight-complex="bold"/>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6f9d2" style:font-weight-asian="normal" style:font-weight-complex="normal"/>
    </style:style>
    <style:style style:name="T5" style:family="text">
      <style:text-properties fo:font-weight="normal" officeooo:rsid="002987c8" style:font-weight-asian="normal" style:font-weight-complex="normal"/>
    </style:style>
    <style:style style:name="T6" style:family="text">
      <style:text-properties officeooo:rsid="001e3994"/>
    </style:style>
    <style:style style:name="T7" style:family="text">
      <style:text-properties officeooo:rsid="0026f9d2"/>
    </style:style>
    <style:style style:name="T8" style:family="text">
      <style:text-properties officeooo:rsid="002840f5"/>
    </style:style>
    <style:style style:name="T9" style:family="text">
      <style:text-properties officeooo:rsid="002987c8"/>
    </style:style>
    <style:style style:name="T10" style:family="text">
      <style:text-properties officeooo:rsid="002ad33f"/>
    </style:style>
    <style:style style:name="T11" style:family="text">
      <style:text-properties style:font-name="Courier New1"/>
    </style:style>
    <style:style style:name="T12" style:family="text">
      <style:text-properties officeooo:rsid="002cbc02"/>
    </style:style>
    <style:style style:name="T13" style:family="text">
      <style:text-properties officeooo:rsid="002d3b29"/>
    </style:style>
    <style:style style:name="T14" style:family="text">
      <style:text-properties officeooo:rsid="00307fd5"/>
    </style:style>
    <style:style style:name="T15" style:family="text">
      <style:text-properties officeooo:rsid="00323c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àctica <text:span text:style-name="T6">11</text:span>: <text:span text:style-name="T9">Recorreguts de Strings</text:span></text:p>
      <text:p text:style-name="P3"><text:span text:style-name="T3">L’objectiu d’aquesta pràctica és </text:span><text:span text:style-name="T5">continuar amb les instruccions iteratives treballades anteriorment, en aquest cas recorrent strings</text:span><text:span text:style-name="T4">.</text:span></text:p>
      <text:p text:style-name="P4"/>
      <text:p text:style-name="P29">Atenció, els següents exercicis han de fer-se en Java i en Python. <text:s/>Es recomana anar fent les dues versions seguides, millor que fer tots els exercicis primer en un llenguatges i després en l’altre.</text:p>
      <text:p text:style-name="P9"/>
      <text:p text:style-name="P19">Exercici <text:span text:style-name="T14">1</text:span>: <text:span text:style-name="T8">Cerca un caràcter</text:span></text:p>
      <text:p text:style-name="P14">Desenvolupa un programa que demani un string i un caràcter, i indiqui si el caràcter es troba dins del string o no.</text:p>
      <text:p text:style-name="P14">Per exemple, si l'entrada és:</text:p>
      <text:p text:style-name="P25"><text:s text:c="4"/>Guido Van Rossum</text:p>
      <text:p text:style-name="P25"><text:s text:c="4"/>a</text:p>
      <text:p text:style-name="P14">La sortida serà:</text:p>
      <text:p text:style-name="P25"><text:s text:c="4"/>El caràcter 'a' apareix a "Guido Van Rossum"</text:p>
      <text:p text:style-name="P14">En canvi, si l'entrada és:</text:p>
      <text:p text:style-name="P25"><text:s text:c="4"/>Guido Van Rossum</text:p>
      <text:p text:style-name="P25"><text:s text:c="4"/>b</text:p>
      <text:p text:style-name="P14">La sortida serà:</text:p>
      <text:p text:style-name="P25"><text:s text:c="4"/>El caràcter 'b' no apareix a "Guido Van Rossum"</text:p>
      <text:p text:style-name="P14">Fes una versió en <text:span text:style-name="T14">Java</text:span> i, al menys, una altra en Python. <text:s/>Al menys en una de les versions de Python has de fer servir el while per trobar el caràcter.</text:p>
      <text:p text:style-name="P8"/>
      <text:p text:style-name="P20">Exercici <text:span text:style-name="T14">2</text:span>: <text:span text:style-name="T9">Nom en majúscules</text:span></text:p>
      <text:p text:style-name="P15">Desenvolupeu un programa que demani a l’usuari el seu nom i l’escrigui en majúscules.</text:p>
      <text:p text:style-name="P11"/>
      <text:p text:style-name="P20">Exercici <text:span text:style-name="T14">3</text:span>: <text:span text:style-name="T9">El nombre de A's</text:span></text:p>
      <text:p text:style-name="P15">Desenvolupeu un programa que demani a l’usuari el seu nom i escrigui el nombre de ‘a’s que apareixen. <text:s/>Per exemple, si l’entrada és Anaximandro, la sortida serà</text:p>
      <text:p text:style-name="P26">El nom conté 3 ‘a’s</text:p>
      <text:p text:style-name="P11"/>
      <text:p text:style-name="P21">Exercici <text:span text:style-name="T14">4</text:span>: <text:span text:style-name="T10">Anàlisi del nom</text:span></text:p>
      <text:p text:style-name="P17">Desenvolupeu un programa que demani a l’usuari el seu nom i escrigui el nombre de caràcters que conté, i quants d’ells són vocals. No cal tenir en compte les vocals accentuades. <text:s/></text:p>
      <text:p text:style-name="P17">Per exemple, si l’entrada és <text:span text:style-name="T11">Elefteria</text:span>, la sortida serà:</text:p>
      <text:p text:style-name="P27">9 caràcters i 5 vocals</text:p>
      <text:p text:style-name="P16"/>
      <text:p text:style-name="P21"><text:soft-page-break/>Exercici <text:span text:style-name="T14">5</text:span>: <text:span text:style-name="T10">Inicials en majúscules</text:span></text:p>
      <text:p text:style-name="P17">Desenvolupeu un programa que demani a l’usuari el seu nom i cognoms, i ho escrigui tot fent que les inicials estiguin en majúscules, i la resta en minúscules.</text:p>
      <text:p text:style-name="P16"/>
      <text:p text:style-name="P39">Exercici <text:span text:style-name="T14">6</text:span>: <text:span text:style-name="T13">Codi Morse</text:span></text:p>
      <text:p text:style-name="P36">Desenvolupa un programa que demani a l'usuari un <text:span text:style-name="T13">text, i el tradueixi a Morse</text:span></text:p>
      <text:p text:style-name="P35"/>
      <text:p text:style-name="P21">Exercici <text:span text:style-name="T15">7</text:span>: <text:span text:style-name="T10">Figures amb strings</text:span></text:p>
      <text:p text:style-name="P17">Desenvolupeu un programa que demani a l’usuari una paraula i dibuixi amb aquesta una figura com la del següent exemple. <text:s/>Per exemple, si l’entrada és Telefon, la sortida serà:</text:p>
      <text:p text:style-name="P27"><text:s text:c="4"/>n</text:p>
      <text:p text:style-name="P27"><text:s text:c="4"/>on</text:p>
      <text:p text:style-name="P27"><text:s text:c="4"/>fon</text:p>
      <text:p text:style-name="P27"><text:s text:c="4"/>efon</text:p>
      <text:p text:style-name="P27"><text:s text:c="4"/>lefon</text:p>
      <text:p text:style-name="P27"><text:s text:c="4"/>elefon</text:p>
      <text:p text:style-name="P27"><text:s text:c="4"/>Telefon</text:p>
      <text:p text:style-name="P27"><text:s text:c="4"/>Telefo</text:p>
      <text:p text:style-name="P27"><text:s text:c="4"/>Telef</text:p>
      <text:p text:style-name="P27"><text:s text:c="4"/>Tele</text:p>
      <text:p text:style-name="P27"><text:s text:c="4"/>Tel</text:p>
      <text:p text:style-name="P27"><text:s text:c="4"/>Te</text:p>
      <text:p text:style-name="P27"><text:s text:c="4"/>T</text:p>
      <text:p text:style-name="P16"/>
      <text:p text:style-name="P22">Exercici <text:span text:style-name="T15">8</text:span>: <text:span text:style-name="T10">La piràmide (opcional)</text:span></text:p>
      <text:p text:style-name="P17">Desenvolupa un programa que demani a l'usuari una paraula, i escrigui la forma definida al següent exemple. <text:s/>Si l'entrada és <text:span text:style-name="T11">Hola</text:span> la sortida serà:</text:p>
      <text:p text:style-name="P27"><text:s text:c="4"/>······H=H······</text:p>
      <text:p text:style-name="P27"><text:s text:c="4"/>····H,o=o,H····</text:p>
      <text:p text:style-name="P27"><text:s text:c="4"/>··H,o,l=l,o,H··</text:p>
      <text:p text:style-name="P27"><text:s text:c="4"/>H,o,l,a=a,l,o,H</text:p>
      <text:p text:style-name="P12"/>
      <text:p text:style-name="P19"/>
      <text:p text:style-name="P28">Exercici <text:span text:style-name="T15">9</text:span>: <text:span text:style-name="T8">Cerca d'un string (opcional)</text:span></text:p>
      <text:p text:style-name="P14">Desenvolupa un programa que demani dos strings i respongui si el segon està inclòs dins del primer.</text:p>
      <text:p text:style-name="P14">Per exemple, si l'entrada és:</text:p>
      <text:p text:style-name="P25"><text:s text:c="4"/>Guido Van Rossum</text:p>
      <text:p text:style-name="P25"><text:s text:c="4"/>Ros</text:p>
      <text:p text:style-name="P14">La sortida serà:</text:p>
      <text:p text:style-name="P25"><text:s text:c="4"/>El substring 'Ros' apareix a "Guido Van Rossum"</text:p>
      <text:p text:style-name="P14">Si el primer string és la cadena buida (""), el programa sempre indicarà que no està contingut el substring. En canvi, si el substring és el que està buit, el programa respondrà que està inclòs en qualsevol string no buit. Finalment, si els dos strings són iguals, el programa contestarà també afirmativ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2"><draw:image xlink:href="Pictures/1000000000000800000008002A3DBE1FADF0AD9C.jpg" xlink:type="simple" xlink:show="embed" xlink:actuate="onLoad"/></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3</text:page-number></text:span><text:span text:style-name="MT2"> de </text:span><text:span text:style-name="MT2"><text:page-count style:num-format="1">3</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1</dc:title>
    <meta:initial-creator>Josep Vilardell</meta:initial-creator>
    <meta:creation-date>2011-09-13T17:29:00</meta:creation-date>
    <dc:date>2017-10-24T18:43:19.594189587</dc:date>
    <meta:print-date>2011-03-02T18:52:00</meta:print-date>
    <dc:language>ca-ES</dc:language>
    <meta:editing-cycles>63</meta:editing-cycles>
    <meta:editing-duration>PT11H15M37S</meta:editing-duration>
    <meta:document-statistic meta:table-count="2" meta:image-count="1" meta:object-count="0" meta:page-count="3" meta:paragraph-count="62" meta:word-count="499" meta:character-count="3006" meta:non-whitespace-character-count="2458"/>
    <meta:user-defined meta:name="Info 1"/>
    <meta:user-defined meta:name="Info 2"/>
    <meta:user-defined meta:name="Info 3"/>
    <meta:user-defined meta:name="Info 4"/>
  </office:meta>
</office:document-meta>
</file>